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ff66" draw:textarea-horizontal-align="justify" draw:textarea-vertical-align="middle" draw:auto-grow-height="false" fo:min-height="1.147cm" fo:min-width="2.0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639cm" fo:min-width="0.897cm"/>
    </style:style>
    <style:style style:name="gr4" style:family="graphic" style:parent-style-name="standard">
      <style:graphic-properties draw:fill-color="#66ffff" draw:textarea-horizontal-align="justify" draw:textarea-vertical-align="middle" draw:auto-grow-height="false" fo:min-height="0.639cm" fo:min-width="0.897cm"/>
    </style:style>
    <style:style style:name="gr5" style:family="graphic" style:parent-style-name="standard">
      <style:graphic-properties draw:fill-color="#ccff66" draw:textarea-horizontal-align="justify" draw:textarea-vertical-align="middle" draw:auto-grow-height="false" fo:min-height="1.147cm" fo:min-width="4.635cm"/>
    </style:style>
    <style:style style:name="gr6" style:family="graphic" style:parent-style-name="standard">
      <style:graphic-properties draw:textarea-horizontal-align="justify" draw:textarea-vertical-align="middle" draw:auto-grow-height="false" fo:min-height="0.639cm" fo:min-width="8.331cm"/>
    </style:style>
    <style:style style:name="gr7" style:family="graphic" style:parent-style-name="standard">
      <style:graphic-properties draw:fill-color="#66ffff" draw:textarea-horizontal-align="justify" draw:textarea-vertical-align="middle" draw:auto-grow-height="false" fo:min-height="0.639cm" fo:min-width="6.993cm"/>
    </style:style>
    <style:style style:name="gr8" style:family="graphic" style:parent-style-name="standard">
      <style:graphic-properties draw:textarea-horizontal-align="justify" draw:textarea-vertical-align="middle" draw:auto-grow-height="false" fo:min-height="0.639cm" fo:min-width="9.659cm"/>
    </style:style>
    <style:style style:name="gr9" style:family="graphic" style:parent-style-name="standard">
      <style:graphic-properties draw:textarea-horizontal-align="justify" draw:textarea-vertical-align="middle" draw:auto-grow-height="false" fo:min-height="0.639cm" fo:min-width="2.167cm"/>
    </style:style>
    <style:style style:name="gr10" style:family="graphic" style:parent-style-name="standard">
      <style:graphic-properties draw:fill-color="#66ffff" draw:textarea-horizontal-align="justify" draw:textarea-vertical-align="middle" draw:auto-grow-height="false" fo:min-height="0.639cm" fo:min-width="2.167cm"/>
    </style:style>
    <style:style style:name="P1" style:family="paragraph">
      <style:paragraph-properties fo:text-align="center"/>
    </style:style>
    <style:style style:name="P2" style:family="paragraph">
      <loext:graphic-properties draw:fill-color="#ccff66"/>
      <style:paragraph-properties fo:text-align="center"/>
      <style:text-properties style:font-name="DejaVu Sans Mono1"/>
    </style:style>
    <style:style style:name="P3" style:family="paragraph">
      <loext:graphic-properties draw:fill="none"/>
      <style:paragraph-properties fo:text-align="center"/>
      <style:text-properties style:font-name="DejaVu Sans Mono1"/>
    </style:style>
    <style:style style:name="P4" style:family="paragraph">
      <style:paragraph-properties fo:text-align="center"/>
      <style:text-properties style:font-name="DejaVu Sans Mono1"/>
    </style:style>
    <style:style style:name="P5" style:family="paragraph">
      <loext:graphic-properties draw:fill-color="#66ffff"/>
      <style:paragraph-properties fo:text-align="center"/>
      <style:text-properties style:font-name="DejaVu Sans Mono1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style:font-name="DejaVu Sans Mono1"/>
    </style:style>
    <style:style style:name="P8" style:family="paragraph">
      <loext:graphic-properties draw:fill-color="#66ffff"/>
      <style:paragraph-properties fo:text-align="start"/>
      <style:text-properties style:font-name="DejaVu Sans Mono1"/>
    </style:style>
    <style:style style:name="T1" style:family="text">
      <style:text-properties style:font-name="DejaVu Sans 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54cm" svg:height="1.397cm" svg:x="9.128cm" svg:y="4.81cm">
          <text:p text:style-name="P1"><text:span text:style-name="T1">+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7.477cm" svg:y1="4.746cm" svg:x2="9.128cm" svg:y2="5.508cm" draw:start-shape="id1" draw:end-shape="id2" svg:d="M7477 4746h825v762h826" svg:viewBox="0 0 1652 763">
          <text:p/>
        </draw:connector>
        <draw:custom-shape draw:style-name="gr3" draw:text-style-name="P4" xml:id="id1" draw:id="id1" draw:layer="layout" svg:width="1.397cm" svg:height="0.889cm" svg:x="6.08cm" svg:y="4.30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1.397cm" svg:height="0.889cm" svg:x="6.08cm" svg:y="5.82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7.477cm" svg:y1="6.27cm" svg:x2="9.128cm" svg:y2="5.508cm" draw:start-shape="id3" draw:start-glue-point="1" draw:end-shape="id2" draw:end-glue-point="3" svg:d="M7477 6270h825v-762h826" svg:viewBox="0 0 1652 763">
          <text:p/>
        </draw:connector>
        <draw:custom-shape draw:style-name="gr4" draw:text-style-name="P5" xml:id="id4" draw:id="id4" draw:layer="layout" svg:width="1.397cm" svg:height="0.889cm" svg:x="13.319cm" svg:y="5.06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1.668cm" svg:y1="5.508cm" svg:x2="13.319cm" svg:y2="5.508cm" draw:start-shape="id2" draw:end-shape="id4" draw:end-glue-point="3" svg:d="M11668 5508h1651" svg:viewBox="0 0 1652 1">
          <text:p/>
        </draw:connector>
        <draw:custom-shape draw:style-name="gr5" draw:text-style-name="P2" xml:id="id6" draw:id="id6" draw:layer="layout" svg:width="5.135cm" svg:height="1.397cm" svg:x="8.892cm" svg:y="10.78cm">
          <text:p text:style-name="P1"><text:span text:style-name="T1">mkDeriv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7.418cm" svg:y1="12.325cm" svg:x2="8.892cm" svg:y2="11.478cm" draw:start-shape="id5" draw:end-shape="id6" svg:d="M7418 12325h736v-847h738" svg:viewBox="0 0 1475 848">
          <text:p/>
        </draw:connector>
        <draw:custom-shape draw:style-name="gr6" draw:text-style-name="P7" xml:id="id5" draw:id="id5" draw:layer="layout" svg:width="8.831cm" svg:height="0.889cm" svg:x="-1.413cm" svg:y="11.881cm">
          <text:p text:style-name="P6"><text:span text:style-name="T1"><text:s/></text:span><text:span text:style-name="T1">hbrll-openssl-1.0.2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7" draw:id="id7" draw:layer="layout" svg:width="8.831cm" svg:height="0.889cm" svg:x="-1.413cm" svg:y="13.405cm">
          <text:p text:style-name="P6"><text:span text:style-name="T1"><text:s/></text:span><text:span text:style-name="T1">q4and-nghttp2-1.10.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7.418cm" svg:y1="13.849cm" svg:x2="8.892cm" svg:y2="11.478cm" draw:start-shape="id7" draw:start-glue-point="1" draw:end-shape="id6" draw:end-glue-point="3" svg:d="M7418 13849h736v-2371h738" svg:viewBox="0 0 1475 2372">
          <text:p/>
        </draw:connector>
        <draw:custom-shape draw:style-name="gr7" draw:text-style-name="P8" xml:id="id8" draw:id="id8" draw:layer="layout" svg:width="7.493cm" svg:height="0.889cm" svg:x="15.224cm" svg:y="11.034cm">
          <text:p text:style-name="P6"><text:span text:style-name="T1"><text:s/></text:span><text:span text:style-name="T1">n1w43-curl-7.50.1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4.027cm" svg:y1="11.478cm" svg:x2="15.224cm" svg:y2="11.478cm" draw:start-shape="id6" draw:end-shape="id8" draw:end-glue-point="3" svg:d="M14027 11478h1197" svg:viewBox="0 0 1198 1">
          <text:p/>
        </draw:connector>
        <draw:custom-shape draw:style-name="gr6" draw:text-style-name="P7" xml:id="id9" draw:id="id9" draw:layer="layout" svg:width="8.831cm" svg:height="0.889cm" svg:x="-1.408cm" svg:y="10.321cm">
          <text:p text:style-name="P6"><text:span text:style-name="T1"><text:s/></text:span><text:span text:style-name="T1">fjr89-zlib-1.2.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7.423cm" svg:y1="10.765cm" svg:x2="8.892cm" svg:y2="11.478cm" draw:start-shape="id9" draw:start-glue-point="1" draw:end-shape="id6" draw:end-glue-point="3" svg:d="M7423 10765h734v713h735" svg:viewBox="0 0 1470 714">
          <text:p/>
        </draw:connector>
        <draw:custom-shape draw:style-name="gr6" draw:text-style-name="P7" xml:id="id11" draw:id="id11" draw:layer="layout" svg:width="8.831cm" svg:height="0.889cm" svg:x="-1.408cm" svg:y="8.791cm">
          <text:p text:style-name="P6"><text:span text:style-name="T1"><text:s/></text:span><text:span text:style-name="T1">b5wbr-glibc-2.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10" draw:id="id10" draw:layer="layout" svg:width="10.159cm" svg:height="0.889cm" svg:x="6.38cm" svg:y="15.027cm">
          <text:p text:style-name="P1"><text:span text:style-name="T1">compilers/build flags/etc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1.459cm" svg:y1="15.027cm" svg:x2="11.459cm" svg:y2="12.177cm" draw:start-shape="id10" draw:end-shape="id6" draw:end-glue-point="2" svg:d="M11459 15027v-2850" svg:viewBox="0 0 1 2851">
          <text:p/>
        </draw:connector>
        <draw:connector draw:style-name="gr2" draw:text-style-name="P3" draw:layer="layout" svg:x1="7.423cm" svg:y1="9.235cm" svg:x2="8.892cm" svg:y2="11.478cm" draw:start-shape="id11" draw:start-glue-point="1" draw:end-shape="id6" draw:end-glue-point="3" svg:d="M7423 9235h734v2243h735" svg:viewBox="0 0 1470 2244">
          <text:p/>
        </draw:connector>
        <draw:custom-shape draw:style-name="gr1" draw:text-style-name="P2" xml:id="id13" draw:id="id13" draw:layer="layout" svg:width="2.54cm" svg:height="1.397cm" svg:x="9.128cm" svg:y="1.074cm">
          <text:p text:style-name="P1"><text:span text:style-name="T1">𝒇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7.477cm" svg:y1="1.772cm" svg:x2="9.128cm" svg:y2="1.772cm" draw:start-shape="id12" draw:end-shape="id13" svg:d="M7477 1772h1651" svg:viewBox="0 0 1652 1">
          <text:p/>
        </draw:connector>
        <draw:custom-shape draw:style-name="gr9" draw:text-style-name="P4" xml:id="id12" draw:id="id12" draw:layer="layout" svg:width="2.667cm" svg:height="0.889cm" svg:x="4.81cm" svg:y="1.328cm">
          <text:p text:style-name="P1"><text:span text:style-name="T1">input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xml:id="id14" draw:id="id14" draw:layer="layout" svg:width="2.667cm" svg:height="0.889cm" svg:x="13.319cm" svg:y="1.328cm">
          <text:p text:style-name="P1"><text:span text:style-name="T1">outpu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1.668cm" svg:y1="1.772cm" svg:x2="13.319cm" svg:y2="1.772cm" draw:start-shape="id13" draw:end-shape="id14" draw:end-glue-point="3" svg:d="M11668 1772h1651" svg:viewBox="0 0 1652 1">
          <text:p/>
        </draw:connector>
        <draw:custom-shape draw:style-name="gr5" draw:text-style-name="P2" xml:id="id16" draw:id="id16" draw:layer="layout" svg:width="5.135cm" svg:height="1.397cm" svg:x="8.892cm" svg:y="19.18cm">
          <text:p text:style-name="P1"><text:span text:style-name="T1"><text:s/></text:span><text:span text:style-name="T1">mkDerivation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7.418cm" svg:y1="20.725cm" svg:x2="8.892cm" svg:y2="19.878cm" draw:start-shape="id15" draw:end-shape="id16" svg:d="M7418 20725h736v-847h738" svg:viewBox="0 0 1475 848">
          <text:p/>
        </draw:connector>
        <draw:custom-shape draw:style-name="gr6" draw:text-style-name="P7" xml:id="id15" draw:id="id15" draw:layer="layout" svg:width="8.831cm" svg:height="0.889cm" svg:x="-1.413cm" svg:y="20.281cm">
          <text:p text:style-name="P6"><text:span text:style-name="T1"><text:s/></text:span><text:span text:style-name="T1">openssl-1.0.2h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17" draw:id="id17" draw:layer="layout" svg:width="8.831cm" svg:height="0.889cm" svg:x="-1.413cm" svg:y="21.805cm">
          <text:p text:style-name="P6"><text:span text:style-name="T1"><text:s/></text:span><text:span text:style-name="T1">nghttp 2-1.10.0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7.418cm" svg:y1="22.249cm" svg:x2="8.892cm" svg:y2="19.878cm" draw:start-shape="id17" draw:start-glue-point="1" draw:end-shape="id16" draw:end-glue-point="3" svg:d="M7418 22249h736v-2371h738" svg:viewBox="0 0 1475 2372">
          <text:p/>
        </draw:connector>
        <draw:custom-shape draw:style-name="gr7" draw:text-style-name="P5" xml:id="id18" draw:id="id18" draw:layer="layout" svg:width="7.493cm" svg:height="0.889cm" svg:x="15.224cm" svg:y="19.472cm">
          <text:p text:style-name="P1"><text:span text:style-name="T1">curl-7.50.1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4.027cm" svg:y1="19.878cm" svg:x2="15.224cm" svg:y2="19.916cm" draw:start-shape="id16" draw:end-shape="id18" draw:end-glue-point="3" svg:d="M14027 19878h598v38h599" svg:viewBox="0 0 1198 39">
          <text:p/>
        </draw:connector>
        <draw:custom-shape draw:style-name="gr6" draw:text-style-name="P7" xml:id="id19" draw:id="id19" draw:layer="layout" svg:width="8.831cm" svg:height="0.889cm" svg:x="-1.408cm" svg:y="18.721cm">
          <text:p text:style-name="P6"><text:span text:style-name="T1"><text:s/></text:span><text:span text:style-name="T1">zlib-1.2.8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7.423cm" svg:y1="19.165cm" svg:x2="8.892cm" svg:y2="19.878cm" draw:start-shape="id19" draw:start-glue-point="1" draw:end-shape="id16" draw:end-glue-point="3" svg:d="M7423 19165h734v713h735" svg:viewBox="0 0 1470 714">
          <text:p/>
        </draw:connector>
        <draw:custom-shape draw:style-name="gr6" draw:text-style-name="P7" xml:id="id20" draw:id="id20" draw:layer="layout" svg:width="8.831cm" svg:height="0.889cm" svg:x="-1.408cm" svg:y="17.191cm">
          <text:p text:style-name="P6"><text:span text:style-name="T1"><text:s/></text:span><text:span text:style-name="T1">glibc-2.24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7.423cm" svg:y1="17.635cm" svg:x2="8.892cm" svg:y2="19.878cm" draw:start-shape="id20" draw:start-glue-point="1" draw:end-shape="id16" draw:end-glue-point="3" svg:d="M7423 17635h734v2243h735" svg:viewBox="0 0 1470 22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3T10:18:10.994417310</meta:creation-date>
    <dc:date>2016-09-13T18:02:16.318825597</dc:date>
    <meta:editing-duration>PT40M12S</meta:editing-duration>
    <meta:editing-cycles>9</meta:editing-cycles>
    <meta:generator>LibreOfficeDev/5.1.5.2$Linux_X86_64 LibreOffice_project/10m0$Build-2</meta:generator>
    <meta:document-statistic meta:object-count="36"/>
  </office:meta>
</office:document-meta>
</file>